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Yazılı Ortalam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Ortalama</text:p>
          </table:table-cell>
          <table:table-cell office:value-type="string" calcext:value-type="string">
            <text:p>G/K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table:formula="of:=([.B8]+[.C8])/2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formula="of:=([.B9]+[.C9])/2" office:value-type="float" office:value="65.5" calcext:value-type="float">
            <text:p>65,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table:formula="of:=([.B10]+[.C10])/2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formula="of:=([.B11]+[.C11])/2" office:value-type="float" office:value="51.5" calcext:value-type="float">
            <text:p>51,5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([.B12]+[.C12])/2" office:value-type="float" office:value="97.5" calcext:value-type="float">
            <text:p>97,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B13]+[.C13])/2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([.B14]+[.C14])/2" office:value-type="float" office:value="48" calcext:value-type="float">
            <text:p>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4:05:19.962000000</meta:creation-date>
    <dc:date>2024-02-23T14:22:42.902000000</dc:date>
    <meta:editing-duration>PT17M23S</meta:editing-duration>
    <meta:editing-cycles>1</meta:editing-cycles>
    <meta:document-statistic meta:table-count="1" meta:cell-count="26" meta:object-count="0"/>
    <meta:generator>LibreOffice/7.4.0.3$Windows_X86_64 LibreOffice_project/f85e47c08ddd19c015c0114a68350214f7066f5a</meta:generator>
  </office:meta>
</office:document-meta>
</file>